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0fa5" officeooo:paragraph-rsid="000c0fa5"/>
    </style:style>
    <style:style style:name="P2" style:family="paragraph" style:parent-style-name="Standard">
      <style:text-properties officeooo:rsid="000d4721" officeooo:paragraph-rsid="000d4721"/>
    </style:style>
    <style:style style:name="P3" style:family="paragraph" style:parent-style-name="Standard">
      <style:text-properties officeooo:rsid="000dffe6" officeooo:paragraph-rsid="000dffe6"/>
    </style:style>
    <style:style style:name="P4" style:family="paragraph" style:parent-style-name="Standard">
      <style:text-properties officeooo:rsid="000e939d" officeooo:paragraph-rsid="000e939d"/>
    </style:style>
    <style:style style:name="P5" style:family="paragraph" style:parent-style-name="Standard">
      <style:text-properties officeooo:rsid="000f5cc5" officeooo:paragraph-rsid="000f5cc5"/>
    </style:style>
    <style:style style:name="P6" style:family="paragraph" style:parent-style-name="Standard">
      <style:text-properties officeooo:rsid="00105cf1" officeooo:paragraph-rsid="00105cf1"/>
    </style:style>
    <style:style style:name="P7" style:family="paragraph" style:parent-style-name="Standard">
      <style:text-properties officeooo:rsid="0011822e" officeooo:paragraph-rsid="0011822e"/>
    </style:style>
    <style:style style:name="P8" style:family="paragraph" style:parent-style-name="Standard">
      <style:text-properties officeooo:rsid="0011f742" officeooo:paragraph-rsid="0011f742"/>
    </style:style>
    <style:style style:name="P9" style:family="paragraph" style:parent-style-name="Standard">
      <style:text-properties officeooo:rsid="0013962a" officeooo:paragraph-rsid="0013962a"/>
    </style:style>
    <style:style style:name="P10" style:family="paragraph" style:parent-style-name="Standard">
      <style:text-properties officeooo:rsid="00140a0b" officeooo:paragraph-rsid="00140a0b"/>
    </style:style>
    <style:style style:name="P11" style:family="paragraph" style:parent-style-name="Standard">
      <style:text-properties officeooo:rsid="00144d30" officeooo:paragraph-rsid="00144d30"/>
    </style:style>
    <style:style style:name="P12" style:family="paragraph" style:parent-style-name="Standard">
      <style:text-properties officeooo:rsid="00156b18" officeooo:paragraph-rsid="00156b18"/>
    </style:style>
    <style:style style:name="P13" style:family="paragraph" style:parent-style-name="Standard">
      <style:text-properties officeooo:rsid="0015cb1c" officeooo:paragraph-rsid="0015cb1c"/>
    </style:style>
    <style:style style:name="P14" style:family="paragraph" style:parent-style-name="Standard">
      <style:text-properties officeooo:rsid="0017c06d" officeooo:paragraph-rsid="0017c06d"/>
    </style:style>
    <style:style style:name="P15" style:family="paragraph" style:parent-style-name="Standard">
      <style:text-properties officeooo:rsid="00197faa" officeooo:paragraph-rsid="00197faa"/>
    </style:style>
    <style:style style:name="P16" style:family="paragraph" style:parent-style-name="Standard">
      <style:text-properties officeooo:rsid="001b032d" officeooo:paragraph-rsid="001b032d"/>
    </style:style>
    <style:style style:name="P17" style:family="paragraph" style:parent-style-name="Standard">
      <style:text-properties officeooo:rsid="001b413d" officeooo:paragraph-rsid="001b413d"/>
    </style:style>
    <style:style style:name="P18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0e939d" officeooo:paragraph-rsid="000e939d"/>
    </style:style>
    <style:style style:name="P19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0f5cc5" officeooo:paragraph-rsid="000f5cc5"/>
    </style:style>
    <style:style style:name="P20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1822e" officeooo:paragraph-rsid="0011822e"/>
    </style:style>
    <style:style style:name="P21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1f742" officeooo:paragraph-rsid="0011f742"/>
    </style:style>
    <style:style style:name="P22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0c0fa5" officeooo:paragraph-rsid="000c0fa5"/>
    </style:style>
    <style:style style:name="P23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3962a" officeooo:paragraph-rsid="0013962a"/>
    </style:style>
    <style:style style:name="P24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44d30" officeooo:paragraph-rsid="00144d30"/>
    </style:style>
    <style:style style:name="P25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56b18" officeooo:paragraph-rsid="00156b18"/>
    </style:style>
    <style:style style:name="P26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5cb1c" officeooo:paragraph-rsid="0015cb1c"/>
    </style:style>
    <style:style style:name="P27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7c06d" officeooo:paragraph-rsid="0017c06d"/>
    </style:style>
    <style:style style:name="P28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97faa" officeooo:paragraph-rsid="00197faa"/>
    </style:style>
    <style:style style:name="P29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b032d" officeooo:paragraph-rsid="001b032d"/>
    </style:style>
    <style:style style:name="P3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1822e" officeooo:paragraph-rsid="0011822e"/>
    </style:style>
    <style:style style:name="P3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44d30" officeooo:paragraph-rsid="00144d30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97f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SI 4</text:p>
      <text:p text:style-name="P1"/>
      <text:p text:style-name="P1">Note de cours</text:p>
      <text:p text:style-name="P1"/>
      <text:p text:style-name="P1">__</text:p>
      <text:p text:style-name="P1"/>
      <text:p text:style-name="P1"/>
      <text:p text:style-name="P2">page couverture NE PAS OUBLIER</text:p>
      <text:p text:style-name="P2">TP1</text:p>
      <text:p text:style-name="P2"/>
      <text:p text:style-name="P3">Tables des matière, la faire.</text:p>
      <text:p text:style-name="P3"/>
      <text:p text:style-name="P3">Identifier numéroter les acteurs externes et les acteurs internes!</text:p>
      <text:p text:style-name="P3">Se serait intéressant</text:p>
      <text:p text:style-name="P3"/>
      <text:p text:style-name="P3">Environnement = exterieur du permietre</text:p>
      <text:p text:style-name="P3"/>
      <text:p text:style-name="P4">17 mins, 3 niveaux</text:p>
      <text:p text:style-name="P4"/>
      <text:p text:style-name="P4">enumerer les probleme par famille</text:p>
      <text:p text:style-name="P4">numéroter meme cest encore mieux</text:p>
      <text:p text:style-name="P4"/>
      <text:p text:style-name="P18">important tracabilité entre les docuements</text:p>
      <text:p text:style-name="P4"/>
      <text:p text:style-name="P4">faisabilité niveau techniqe temporelle</text:p>
      <text:p text:style-name="P4"/>
      <text:p text:style-name="P4">conclusion avec des recommandations!!!!</text:p>
      <text:p text:style-name="P4">retour sur ce qui a été fait nous avons fait ….. tatatat …. </text:p>
      <text:p text:style-name="P18"/>
      <text:p text:style-name="P4"/>
      <text:p text:style-name="P4"/>
      <text:p text:style-name="P4">Début : Acétate 28…</text:p>
      <text:p text:style-name="P4"/>
      <text:p text:style-name="P4">évaluation faisabilité</text:p>
      <text:p text:style-name="P4"/>
      <text:p text:style-name="P4">go ou no go</text:p>
      <text:p text:style-name="P4"/>
      <text:p text:style-name="P4">top down, haut niveau → a bas niveau</text:p>
      <text:p text:style-name="P4">sommaire → a détail.</text:p>
      <text:p text:style-name="P4"/>
      <text:p text:style-name="P4">Rencontre, entreue</text:p>
      <text:p text:style-name="P4">observaiton audit de lenvironnement</text:p>
      <text:p text:style-name="P4">rencontrer des gens</text:p>
      <text:p text:style-name="P4">consulter des documents : plan directeur? Processus document etudes entreprise auparavant? Resultat des entrevue qui ont été fait dans le apssé.</text:p>
      <text:p text:style-name="P4"/>
      <text:p text:style-name="P4">Questionnaires distribuer au sein de lorganisation destiné au utilisateur gestionneaire de haut niveau information clés tendance raffineer la comprhesnrion de la fasiabilité</text:p>
      <text:p text:style-name="P4"/>
      <text:p text:style-name="P4">dimensions (revoir 24. min)</text:p>
      <text:p text:style-name="P4"/>
      <text:p text:style-name="P4"/>
      <text:p text:style-name="P4"><text:soft-page-break/>impact possibles : est-ce que organisation capable de gerer le changement? Greve? Contexte? Pas propice car environnement trouble?</text:p>
      <text:p text:style-name="P4"/>
      <text:p text:style-name="P4">Impacts sur le travail des utilisateurs</text:p>
      <text:p text:style-name="P4"/>
      <text:p text:style-name="P4">service clientèle amélioré? </text:p>
      <text:p text:style-name="P4"/>
      <text:p text:style-name="P4">Montrer impact positif et negatifs!</text:p>
      <text:p text:style-name="P4"/>
      <text:p text:style-name="P4">Gestion du personnel : est-ce que certain employé ont etre réorienté, rôle aboli? Les gestionnaire ont besoin de comprendre! Sa peut jouer sur la faisabilité : il y a peut -être un syndicat!!!</text:p>
      <text:p text:style-name="P4"/>
      <text:p text:style-name="P4">Impact sur les SI et PA, gestion activité organisationel</text:p>
      <text:p text:style-name="P4"/>
      <text:p text:style-name="P4">point de vue haute direction et son drégér : est-ce que les haut dirigeant ont sensible, lancer un projet de réignerie sa impact du temps au niveau de leur employés et des STAFF, ils doivent simpliquer a donner les ressources aux analaystes!</text:p>
      <text:p text:style-name="P4"/>
      <text:p text:style-name="P4"/>
      <text:p text:style-name="P4">Champions : ce sont des personnes qui sont cainanc des bienfait du processus d’affaire c’est important</text:p>
      <text:p text:style-name="P4">c’est element clé. C’est quelqu'un qui vient de linterne, il est partant pour vivre du changement. Il a fait un constat quil devait avoir une rréginierie qui est convaincu. Quil peut jouer un rôle, de prometteur pour defendre ce projet et pour le vendre.</text:p>
      <text:p text:style-name="P4"/>
      <text:p text:style-name="P4">Les analyste chercher les champiosn!</text:p>
      <text:p text:style-name="P4"/>
      <text:p text:style-name="P4">__</text:p>
      <text:p text:style-name="P4"/>
      <text:p text:style-name="P4">faisabilité technique :</text:p>
      <text:p text:style-name="P4">ave vous les outils pour mettre sa en place. Somme nous a jours.</text:p>
      <text:p text:style-name="P4">Windows 7 vs windows XP ex.</text:p>
      <text:p text:style-name="P4">enjeux : pour que le projet puisse se faire on a besoin dune mise a jour du parc technologique!</text:p>
      <text:p text:style-name="P4"/>
      <text:p text:style-name="P4">__</text:p>
      <text:p text:style-name="P4"/>
      <text:p text:style-name="P4"><text:s/>faisabilité financiere</text:p>
      <text:p text:style-name="P4"/>
      <text:p text:style-name="P4">évaluer bénéfice (TC0) total cost of ownership,</text:p>
      <text:p text:style-name="P4">Cest quoi un TCO</text:p>
      <text:p text:style-name="P4"/>
      <text:p text:style-name="P4">cout total du projet cest a moitié vrai.</text:p>
      <text:p text:style-name="P4">Le cout totaux de lacquisition, tout tout tout, la developpement, la mise en place, et eventuellement anctipier maintenance et operation, comment sa va couter de le retirer. TOTAL</text:p>
      <text:p text:style-name="P4"/>
      <text:p text:style-name="P5">maison taxe, déménagement, cout en électricité, l’entretien, TC0 d’une maison.</text:p>
      <text:p text:style-name="P5">Systeme informatique cest la meme chose!</text:p>
      <text:p text:style-name="P5"/>
      <text:p text:style-name="P5">A quel moment ce système va rapporter??? de largent?</text:p>
      <text:p text:style-name="P5"/>
      <text:p text:style-name="P5">Combien je sauve par mois x12</text:p>
      <text:p text:style-name="P5">on espere que les gain depasse le depense recurente!</text:p>
      <text:p text:style-name="P5"/>
      <text:p text:style-name="P5"/>
      <text:p text:style-name="P5"><text:soft-page-break/>L’analyste daffaire doit faire lestimation des cout avec une grosse marge d’erreur pour le developpement du systeme et mise en place de sprocessus daffaire</text:p>
      <text:p text:style-name="P5">__</text:p>
      <text:p text:style-name="P5"/>
      <text:p text:style-name="P5">Faisabilité temporelle 36 mins</text:p>
      <text:p text:style-name="P5">délai risonnable, developper projet en 2019 réaliste?</text:p>
      <text:p text:style-name="P5">Projet de 4 mois et 6.</text:p>
      <text:p text:style-name="P5">Mais les vacances d’été? c’est du temprt mort!</text:p>
      <text:p text:style-name="P5">Il y a des enjeux si vous voulez pour lautomne!</text:p>
      <text:p text:style-name="P19"/>
      <text:p text:style-name="P5"/>
      <text:p text:style-name="P5">Conclusion :</text:p>
      <text:p text:style-name="P5"/>
      <text:p text:style-name="P5">Évvaluaiton négative, peut entrainer l’Arret du projet, </text:p>
      <text:p text:style-name="P5">surtout si on a pas une volonté de faire une analyste plus approndie et une volonté tres forte de la haute direction. De continuer le pojert</text:p>
      <text:p text:style-name="P5"/>
      <text:p text:style-name="P5">Nuancer le recommandation!</text:p>
      <text:p text:style-name="P5"/>
      <text:p text:style-name="P5">Quand c’est pas faisable on le dit! Ou les conditions! Voici les conditions a atteindre pour rendre le projet réaliste.</text:p>
      <text:p text:style-name="P5"/>
      <text:p text:style-name="P5">__</text:p>
      <text:p text:style-name="P5"/>
      <text:p text:style-name="P5"/>
      <text:p text:style-name="P5">Risque et enjeux 38 mins…</text:p>
      <text:p text:style-name="P5"/>
      <text:p text:style-name="P5">Tout projet, presente des risques en lien avec les capacité de lroganis de le mener a bien.</text:p>
      <text:p text:style-name="P5">Un projet sans risque sa nexiste pas! </text:p>
      <text:p text:style-name="P5"/>
      <text:p text:style-name="P5">Les clients et STAKEHOLDER important, nont pas toujours la meme appréciation des risques.</text:p>
      <text:p text:style-name="P5"/>
      <text:p text:style-name="P5">Vous placer des largent vous de linvestissement selon votre niveau et votre tolérance au risque vous aller mettre votre argent dans une action bourse.</text:p>
      <text:p text:style-name="P5"/>
      <text:p text:style-name="P5">En organisation cest la meme affaire, certain vont se sentir tres confiant dautre tres angoissé.</text:p>
      <text:p text:style-name="P5">La perception peut etre différente</text:p>
      <text:p text:style-name="P5"/>
      <text:p text:style-name="P5">des risques peuvent etre identifé a des tres haut niveau. Risques de pas avoir les informations au bon moment etc.</text:p>
      <text:p text:style-name="P5"/>
      <text:p text:style-name="P5">suite a lanalyste de faisabilité on peut déduire des risques, infrastructure désute, il y a des risques a ce niveau etc.</text:p>
      <text:p text:style-name="P5">les elements négatif peuvent se traduire en risques (element de faisabilité)</text:p>
      <text:p text:style-name="P5"/>
      <text:p text:style-name="P5">__</text:p>
      <text:p text:style-name="P5"/>
      <text:p text:style-name="P5">Risque de resistance du syndicat utilisateur, maqnue dargent pour le projet de temps etc. manque de ressource interne? Ressource interne clé qui ont une connaisance approndie et quitte et il y a une perte de savoir.</text:p>
      <text:p text:style-name="P5"/>
      <text:p text:style-name="P6">Évaluer une durée de temps utile ex 3-4 ans.</text:p>
      <text:p text:style-name="P6"/>
      <text:p text:style-name="P6"><text:soft-page-break/>TCO = important.</text:p>
      <text:p text:style-name="P6"/>
      <text:p text:style-name="P6">Enjeu :</text:p>
      <text:p text:style-name="P6">terminologie facon de le dire = intéressant</text:p>
      <text:p text:style-name="P6">client angoissé : on a des elements de solution! Il va etre moin angossé. </text:p>
      <text:p text:style-name="P6">On veux pas effrayer le client!</text:p>
      <text:p text:style-name="P6"/>
      <text:p text:style-name="P6">Decoupage de risques positif et négatif </text:p>
      <text:p text:style-name="P6">risque = element avec une probabilité et un impact. Types de risques</text:p>
      <text:p text:style-name="P6"/>
      <text:p text:style-name="P6">acetate 34 : sommaire de point : 19+30 mins</text:p>
      <text:p text:style-name="P6">se referer a lenoncé quand meme</text:p>
      <text:p text:style-name="P6"/>
      <text:p text:style-name="P6">__</text:p>
      <text:p text:style-name="P6"/>
      <text:p text:style-name="P6">Outils de la collecte d’information (inporant)</text:p>
      <text:p text:style-name="P6"/>
      <text:p text:style-name="P6">Les entrevue</text:p>
      <text:p text:style-name="P6">les questionnaires</text:p>
      <text:p text:style-name="P6">Obersavati</text:p>
      <text:p text:style-name="P6">documenation</text:p>
      <text:p text:style-name="P6"/>
      <text:p text:style-name="P6">technique complémentaires ( coffre a outils) <text:s/>l’analyste doit les utiliser a bon essient selon le contexte</text:p>
      <text:p text:style-name="P6"/>
      <text:p text:style-name="P6">L’entrevue permet de</text:p>
      <text:p text:style-name="P6">Reueillir des fait et des opniion sur la sitauotn actuelle : organiser des rencontre pour chercher des besoins</text:p>
      <text:p text:style-name="P6">plein d’entrevue meme pour les diagnostic de lexistant et des individus idfférents</text:p>
      <text:p text:style-name="P6"/>
      <text:p text:style-name="P6">Chercher a identifier les bonnes personnes, parler au commenaditaire la personne qui vous a engagé. Qui va me donner les informations dont jai besoins.</text:p>
      <text:p text:style-name="P6"/>
      <text:p text:style-name="P6">…</text:p>
      <text:p text:style-name="P6">Risques : quest-e qui arrive si on fait RIEN! ___</text:p>
      <text:p text:style-name="P6">perte de a la concurence etc. probabilité et impact</text:p>
      <text:p text:style-name="P6">….</text:p>
      <text:p text:style-name="P6"/>
      <text:p text:style-name="P7">le nombre de personne a interiewer</text:p>
      <text:p text:style-name="P7">depend de letape a laquel le projet se situe, </text:p>
      <text:p text:style-name="P7">lenvergure du process / si</text:p>
      <text:p text:style-name="P7">la taille de lorganisaiton</text:p>
      <text:p text:style-name="P4"/>
      <text:p text:style-name="P7">quest-ce que les gens veulent.</text:p>
      <text:p text:style-name="P20"/>
      <text:p text:style-name="P7"/>
      <text:p text:style-name="P7">Reusttie de lentrevue</text:p>
      <text:p text:style-name="P7">depend des interviewer et interviewés</text:p>
      <text:p text:style-name="P7"/>
      <text:p text:style-name="P7"/>
      <text:p text:style-name="P7">les phase du processu dentrevue</text:p>
      <text:p text:style-name="P7">préparation</text:p>
      <text:p text:style-name="P7">conduiste</text:p>
      <text:p text:style-name="P7">synthèe</text:p>
      <text:p text:style-name="P7"><text:soft-page-break/>vous allez parler a des geistionnaire, ils ont peu de temps pour vous, hyper important de bien reussir ses entrevuesé</text:p>
      <text:p text:style-name="P7"/>
      <text:p text:style-name="P7"/>
      <text:p text:style-name="P7">Phase 1</text:p>
      <text:p text:style-name="P7"/>
      <text:p text:style-name="P7">Preparation; obtenir des renseignement sur la personne à inreviwer</text:p>
      <text:p text:style-name="P7">ok c’est qui cette directrice cest quoi son nom les employés qui sont sous sa supervision</text:p>
      <text:p text:style-name="P7">vision globale de la personne et son rôle au sein del organisaation.</text:p>
      <text:p text:style-name="P7"/>
      <text:p text:style-name="P7"/>
      <text:p text:style-name="P7">Decider du type de l’entrevie:L</text:p>
      <text:p text:style-name="P7">1 : lentrevue structur.</text:p>
      <text:p text:style-name="P7">2 : entrevue non structure</text:p>
      <text:p text:style-name="P7"/>
      <text:p text:style-name="P7">1 : Predeterminer davance les questions que vous aller poser. Démarche avec un ensemble de question et peu d’ouverture pour sujet divers. Ex : entrevue d’embauche. Formulaire aec 25 questions. Tres peu douverture. Temps serré. On connais les objectifs.</text:p>
      <text:p text:style-name="P7"/>
      <text:p text:style-name="P7">2 : approche moin structuré, structure quand meme mais plus flexible, plus de place pour que lindvidus puisse couvrir des sujets, car on ne peut pas anticiper les questions. Quest-ce tu veux je fasse, ques-tce que vous faite dans la vie. </text:p>
      <text:p text:style-name="P7"/>
      <text:p text:style-name="P7"/>
      <text:p text:style-name="P7">On veut éviter darriver a limromptu</text:p>
      <text:p text:style-name="P7">fixer un rendez avec la personnelse donner assez de temps.</text:p>
      <text:p text:style-name="P7">On va chercher laprobation du supérieur hiéarachie</text:p>
      <text:p text:style-name="P7">indiquer la durée de lentrevue</text:p>
      <text:p text:style-name="P7"/>
      <text:p text:style-name="P7">Éviter les entretien trop long 90 mins a 2 heures max.</text:p>
      <text:p text:style-name="P7"/>
      <text:p text:style-name="P7">transmettre les objectifs de la rencontre pour que la personne puisse etre capable de repondre au questions.</text:p>
      <text:p text:style-name="P20"/>
      <text:p text:style-name="P7"/>
      <text:p text:style-name="P7"/>
      <text:p text:style-name="P7">Phase 2 : conduite de la trnevue</text:p>
      <text:p text:style-name="P7"/>
      <text:p text:style-name="P7">Ponctualité, mise oignée attitude polie.</text:p>
      <text:p text:style-name="P7"/>
      <text:p text:style-name="P7">DéparT :</text:p>
      <text:p text:style-name="P7"/>
      <text:p text:style-name="P30">précider lobjectif et la durée des le debut</text:p>
      <text:p text:style-name="P7"/>
      <text:p text:style-name="P7">flexibilité vs fermeté. <text:s text:c="2"/></text:p>
      <text:p text:style-name="P7">Flexibilité pour apprendre des sujet que vous navez pas vu</text:p>
      <text:p text:style-name="P7">et fermeté : car il y a du temps. Il faut savoir l’arreter</text:p>
      <text:p text:style-name="P7"/>
      <text:p text:style-name="P7">Capacité D’écoute s’assure davoir compris : Reformuler!!! suggestion : avoir l’air niaiseux! Si j’ai bien compris blabla! Clarifier tout les point obscure</text:p>
      <text:p text:style-name="P7"/>
      <text:p text:style-name="P8">Faites des recupelatif a chaque POINT de la réunion!!!!!</text:p>
      <text:p text:style-name="P8"/>
      <text:p text:style-name="P8"><text:soft-page-break/></text:p>
      <text:p text:style-name="P8">Lorque vous etes la fin de l’entrevue ::::::: --→ si il y a 2 point que vous pas arrivé a ne conlusion satisfaite aggriper la personne! On manque de temps pouvez regarder votre agenda poru finaliser les 2 points la! Sa va être moin long! Si il sort il est trop tard!</text:p>
      <text:p text:style-name="P8"/>
      <text:p text:style-name="P8">Phase 3 :</text:p>
      <text:p text:style-name="P8"/>
      <text:p text:style-name="P8">synthe etrnevue</text:p>
      <text:p text:style-name="P8"/>
      <text:p text:style-name="P8">faire resumé entrevues</text:p>
      <text:p text:style-name="P8">integre information recueille</text:p>
      <text:p text:style-name="P8">envoyer un resumé a linterviewé pour derniere validation : cest important en tant quanalyste pour vous proteger.</text:p>
      <text:p text:style-name="P8"/>
      <text:p text:style-name="P21"/>
      <text:p text:style-name="P8"/>
      <text:p text:style-name="P8">Questionnaire : atégorie a part</text:p>
      <text:p text:style-name="P8"/>
      <text:p text:style-name="P8">recueilleri des information aupres dun grand nombre de personnes</text:p>
      <text:p text:style-name="P8">questionnaire est bien a cause de l’anonymat. Cest intéressant</text:p>
      <text:p text:style-name="P8"/>
      <text:p text:style-name="P8">obtenir l’accord de supérieur hiréarchiques</text:p>
      <text:p text:style-name="P8">cibler les perosnnes questionner : vous pouve pas envoyer le questionnaire a tout le monde.</text:p>
      <text:p text:style-name="P8">On va fare valider le questionnaire et approuver par les gestionnaires.</text:p>
      <text:p text:style-name="P8"/>
      <text:p text:style-name="P21">La hute direction peuvent inciter les employé a repondre aux gestionnaire : limportance du support!</text:p>
      <text:p text:style-name="P8"/>
      <text:p text:style-name="P8">On s’assure que chaque question est bien formulée (meme signification pour haque personne)</text:p>
      <text:p text:style-name="P8"/>
      <text:p text:style-name="P8">Limite des questionns :</text:p>
      <text:p text:style-name="P8">faible taux de reponse</text:p>
      <text:p text:style-name="P8">possible de se dérober</text:p>
      <text:p text:style-name="P9">question fermée dans un questionnaires, chercher les tendances.</text:p>
      <text:p text:style-name="P9"/>
      <text:p text:style-name="P9">__</text:p>
      <text:p text:style-name="P9"/>
      <text:p text:style-name="P9">Observatin 3<text:span text:style-name="T1">e</text:span> technique</text:p>
      <text:p text:style-name="P9"/>
      <text:p text:style-name="P9">consiste a observer le travail des employé dans des condiiotns réelle</text:p>
      <text:p text:style-name="P9">acetate 45</text:p>
      <text:p text:style-name="P9">47 + 30 mins</text:p>
      <text:p text:style-name="P9"/>
      <text:p text:style-name="P9">madame qui soccupe des inscription, un processus a été donné il marche ou pas.</text:p>
      <text:p text:style-name="P9">Lanalyste sassoit a coté de la madame, (cest intimidant) </text:p>
      <text:p text:style-name="P9">mettre en contexte luser pour la mettre en confiance.</text:p>
      <text:p text:style-name="P9"/>
      <text:p text:style-name="P9">Voir les détails pour optimiser! OBSERVATION!</text:p>
      <text:p text:style-name="P9">Déterminer lobservation a faire au meilleur moment : journée active!!!</text:p>
      <text:p text:style-name="P4"/>
      <text:p text:style-name="P9">Inconvénient</text:p>
      <text:p text:style-name="P9"/>
      <text:p text:style-name="P9"/>
      <text:p text:style-name="P9"><text:soft-page-break/></text:p>
      <text:p text:style-name="P9">documentation acétate 47 - 30+54 min</text:p>
      <text:p text:style-name="P22"/>
      <text:p text:style-name="P1"/>
      <text:p text:style-name="P9">conclusion</text:p>
      <text:p text:style-name="P9">qualité que dois posser analyste</text:p>
      <text:p text:style-name="P9"/>
      <text:p text:style-name="P9">commniquer <text:s/>capacit decoute</text:p>
      <text:p text:style-name="P9"/>
      <text:p text:style-name="P9">etre curieux</text:p>
      <text:p text:style-name="P9">etre ouvert au changement</text:p>
      <text:p text:style-name="P9">capacité dassimiler des teheme hors de la zone de confort!</text:p>
      <text:p text:style-name="P9">Synthétiser par écrit et oral les informations receuillis</text:p>
      <text:p text:style-name="P23">capable de traduire visuellement les informations pour une meilleure communication.</text:p>
      <text:p text:style-name="P9"/>
      <text:p text:style-name="P9"/>
      <text:p text:style-name="P10">Questions;</text:p>
      <text:p text:style-name="P10">Est qun processu peut être sans lien avec des acteurs externes, oui</text:p>
      <text:p text:style-name="P10"/>
      <text:p text:style-name="P11">Analyse SWOT : Strength weakness opportunity threat : <text:s/>cest ne autre approche pour venir determiner letat dune organisation, souvne dans les plan directeur : force et faiblsse et possibilité doppportunité et menace.</text:p>
      <text:p text:style-name="P11"/>
      <text:p text:style-name="P11">Ex : université laval est forte dans la regin de quebec elle est présente etc. certaine faiblesse mence les autre université etc.</text:p>
      <text:p text:style-name="P11">---→ respecter les élement de la table des matières.</text:p>
      <text:p text:style-name="P24"/>
      <text:p text:style-name="P11"/>
      <text:p text:style-name="P11">Cadre du tp</text:p>
      <text:p text:style-name="P11">vous avez dans la remise</text:p>
      <text:p text:style-name="P11">du TP1 B</text:p>
      <text:p text:style-name="P11"/>
      <text:p text:style-name="P11">section particuliere : suivi de la gestion de projet : eugénie insiste pour que vous gardiez précieusement vos différent ordre du jour, que vous notiez qui a fait quoi, et qui est assigné a tel et tel tâches. Car ce sont de informations que nous voulons retrouver dans la section suivi du TP.</text:p>
      <text:p text:style-name="P24"/>
      <text:p text:style-name="P11"/>
      <text:p text:style-name="P11">Gestion du temps.</text:p>
      <text:p text:style-name="P11"/>
      <text:p text:style-name="P11">Contexte universitaire la principale ressource = temps</text:p>
      <text:p text:style-name="P11">Qu’est-ce que la gestion a de plus que la planification?</text:p>
      <text:p text:style-name="P11"/>
      <text:p text:style-name="P11">S’adapter! Suivi rigoureux! <text:s/></text:p>
      <text:p text:style-name="P31"/>
      <text:p text:style-name="P11"/>
      <text:p text:style-name="P11">Gestion du temps consite a</text:p>
      <text:p text:style-name="P11">Agenda estimer le temps nécessaire</text:p>
      <text:p text:style-name="P11">un bon gestionnaire de projet insiste les gens a inscrire leur temps.</text:p>
      <text:p text:style-name="P11"/>
      <text:p text:style-name="P24">Acetate 53 30+45 min</text:p>
      <text:p text:style-name="P11"/>
      <text:p text:style-name="P12">getion de réunion</text:p>
      <text:p text:style-name="P12"><text:soft-page-break/></text:p>
      <text:p text:style-name="P12">techique de base</text:p>
      <text:p text:style-name="P12"/>
      <text:p text:style-name="P12">structure semi structure non structuére</text:p>
      <text:p text:style-name="P12">important darriver avec des objectifs</text:p>
      <text:p text:style-name="P12">__</text:p>
      <text:p text:style-name="P12"/>
      <text:p text:style-name="P25">nattendez pas la veille du livrable pour vérifier sil a fait sa job!</text:p>
      <text:p text:style-name="P12"/>
      <text:p text:style-name="P12">30+101 mins = Module 3.1</text:p>
      <text:p text:style-name="P12"/>
      <text:p text:style-name="P12">Diagramme de module ANSI --→ IMPORTANT</text:p>
      <text:p text:style-name="P12"/>
      <text:p text:style-name="P12">Modaélisation le acteurs interne napparaissent pas!</text:p>
      <text:p text:style-name="P12">Nous devons régler la situation!</text:p>
      <text:p text:style-name="P12"/>
      <text:p text:style-name="P12"/>
      <text:p text:style-name="P12">Tout les representation des PA sont déviré des flow chats</text:p>
      <text:p text:style-name="P12"/>
      <text:p text:style-name="P12">Américan Nationnal Standard Intitute = ANSI</text:p>
      <text:p text:style-name="P12">cest vieux mais cet simple!</text:p>
      <text:p text:style-name="P12"/>
      <text:p text:style-name="P25">Cest de la que decoule toute le notation récente.</text:p>
      <text:p text:style-name="P12"/>
      <text:p text:style-name="P12"/>
      <text:p text:style-name="P13">Acetate 5 <text:s/>2h + 27 mins</text:p>
      <text:p text:style-name="P13"/>
      <text:p text:style-name="P13">Notation ANSI</text:p>
      <text:p text:style-name="P13"/>
      <text:p text:style-name="P13">Activité manuelle <text:s/>= rectangle = Actvité de transofmration d’une enétre ou sortie efectue manuelle : ex : rentrer dans la voiture s’aseoir a une table : C’est manuelle</text:p>
      <text:p text:style-name="P13"/>
      <text:p text:style-name="P13">Activité humain/machine ou prtielle automatisé  : Activité de trnsofmration dune entrée ou dune sortie avec linteraction entre lutilisateur et lordinateur. <text:s text:c="2"/>(jinterface avec un lecteur code bar, machine a débit)</text:p>
      <text:p text:style-name="P13"/>
      <text:p text:style-name="P26">Activité complètement informatisé : realisé sans intervention humain.! Automatisation complete.</text:p>
      <text:p text:style-name="P13"/>
      <text:p text:style-name="P13">Notation ANSI</text:p>
      <text:p text:style-name="P13">Acétate 6 2h+31 min</text:p>
      <text:p text:style-name="P13">Décision : losange avec oui non <text:s text:c="10"/>mutuellement exclusive il ne peut pas avoir 2 chemin c’est un chmein oui ou non.</text:p>
      <text:p text:style-name="P13"><text:tab/><text:tab/><text:tab/>Une condition est rarement un verbe, je valide le rapport = action, <text:s/>il peut avoir une condition : rapport valide ou rapport invalide. c’est pas le losange qui fait laction de valider le rapport cest ce qui precede.</text:p>
      <text:p text:style-name="P13"/>
      <text:p text:style-name="P13">Le pictagromme de document, Document produit par une activité. (manipulation de document papier)</text:p>
      <text:p text:style-name="P13">Souvent on libelle un flux au lieu de mettre le pictogramme</text:p>
      <text:p text:style-name="P13"/>
      <text:p text:style-name="P13">Début et fin, represente le dbut ou la fin</text:p>
      <text:p text:style-name="P13">vous perdez souvent des point parce que vous oublier de mettre souvent un début et un fin</text:p>
      <text:p text:style-name="P13">jaime pas sa les plusieurs début (prof)</text:p>
      <text:p text:style-name="P13">votre flux ne doit pas entre entrecoupé, il doit partir du debut et se rendre à la finalise</text:p>
      <text:p text:style-name="P13"><text:soft-page-break/>Pacman doit partir du début et se rendre à la fin. Si le pacman tombe dans le trou le prof va le voir.</text:p>
      <text:p text:style-name="P13"/>
      <text:p text:style-name="P13"/>
      <text:p text:style-name="P13">Condition temporelle, indique une condition temporelle del aquelle dépend le déclenchement dune activité tres important …… A REPRESENTER. Par exemple : quand jai des employés jai des element qui sont retenu a la source ex info dimpot, au 3 mois je rembourse le gouvernement. Il peut avoir un processus ou je traite la paye des employé hebdomaire mais l’action ex : la tache de rembourser le gouvernement : condition temprelle : = si 3 mois : envoi la paye.</text:p>
      <text:p text:style-name="P26"/>
      <text:p text:style-name="P13"/>
      <text:p text:style-name="P13">Acetate 7 – &lt;important 2h + 36 min</text:p>
      <text:p text:style-name="P13"/>
      <text:p text:style-name="P13">Entreprosage non informatisé : ON PARLE DE DOCUMENT ENTREPOSÉ SUR SUPPORT.</text:p>
      <text:p text:style-name="P13">Des document matériel. Chemise carte fche. Relié aux ACTIVITÉ MANUELS.</text:p>
      <text:p text:style-name="P13">Triangle a l’envers.</text:p>
      <text:p text:style-name="P13"/>
      <text:p text:style-name="P13">Entreprosage informatisé : support informatique pour conserver des données ou document sur fichier ou base de données. Fichier exel etc.</text:p>
      <text:p text:style-name="P13">Seul les activité semi auto ou automatisé relié ici!</text:p>
      <text:p text:style-name="P14">Forme de dépôt.</text:p>
      <text:p text:style-name="P14"/>
      <text:p text:style-name="P14">Si linformation provient dun acteur externe vers un acteur interne YA Des maudite bonne chance qui a un entreprosage. ‘cest are quon execute une tâche direct apres quun acteur externe lenvoi.</text:p>
      <text:p text:style-name="P14"/>
      <text:p text:style-name="P14">Lien = le flux. <text:s/>Permettant d’associer les idvers symbole entre le activité et entreprosages</text:p>
      <text:p text:style-name="P14"/>
      <text:p text:style-name="P14"/>
      <text:p text:style-name="P14">Les symboles connecteur je le aime pas (prof)</text:p>
      <text:p text:style-name="P14">ce sont des connecteurs lorque le modele nécessite plus d’une page.</text:p>
      <text:p text:style-name="P14">Si ton model a besoin e plus dune page VA REFAIRE TON DECOUPLAGE (Prof)</text:p>
      <text:p text:style-name="P14">CE NEST PAS UN LIEN ENTRE LES PROCESSUS.</text:p>
      <text:p text:style-name="P27"/>
      <text:p text:style-name="P14"/>
      <text:p text:style-name="P14">Exemple simple flow chart Acetate 8 2h + 42 min</text:p>
      <text:p text:style-name="P14"/>
      <text:p text:style-name="P14">Symble de debut (obligatoire)</text:p>
      <text:p text:style-name="P14">on pointe toujour en partant vers : une activit (action) </text:p>
      <text:p text:style-name="P14">actité semi automatisé</text:p>
      <text:p text:style-name="P14">la fleche de l’entrepot employé se dirige vers le processus de l’identifaction. DONC JE LIS LE DÉPOT</text:p>
      <text:p text:style-name="P14">si c’était le contraire, JE VOUDRAIS ÉCRIRE DANS LE DÉPOT.</text:p>
      <text:p text:style-name="P14">Triangle = Dépot physique, et retrancrit via fenetre électrique</text:p>
      <text:p text:style-name="P14">Calcul salaire est incrit dans salaire employés</text:p>
      <text:p text:style-name="P14">puis la Fin pour dire que le processu est terminé.</text:p>
      <text:p text:style-name="P14"/>
      <text:p text:style-name="P14">ANSI = toute le tâches</text:p>
      <text:p text:style-name="P14">Systèmique = Généraliser les tâches donner l’Essentiel.</text:p>
      <text:p text:style-name="P14"/>
      <text:p text:style-name="P14">Diagramme ANSI pour chaque niveau du raffinement Ex 1 pour P2.1 un autre pour P2.2 etc.</text:p>
      <text:p text:style-name="P14">maudit conecteur.</text:p>
      <text:p text:style-name="P14"/>
      <text:p text:style-name="P14">On a pas encore representé le interaction avec le acteurs.</text:p>
      <text:p text:style-name="P14"/>
      <text:p text:style-name="P14"><text:soft-page-break/></text:p>
      <text:p text:style-name="P14">Swimlane Diagram acetate 9-<text:span text:style-name="T3">10-11</text:span> 2h + 48 min</text:p>
      <text:p text:style-name="P14"/>
      <text:p text:style-name="P14"/>
      <text:p text:style-name="P14">Au niveau des diagramme Ansi enrichi</text:p>
      <text:p text:style-name="P14">on utilsie des couloir (simlane)</text:p>
      <text:p text:style-name="P14">pour representer le acteurs internes ainsi que les acteurs externes IMPORTANt</text:p>
      <text:p text:style-name="P14"/>
      <text:p text:style-name="P14"><text:s/>les flux pourront representer les intéraction entre le acteurs.</text:p>
      <text:p text:style-name="P14"/>
      <text:p text:style-name="P14"/>
      <text:p text:style-name="P14">Différente entre le pictogramme document et entreposage manuel (TRES IMPORTANT)</text:p>
      <text:p text:style-name="P14">un document n,est pas un endtrepot. <text:s text:c="3"/>Via un document il n’a pas de decuplage temporel.</text:p>
      <text:p text:style-name="P14"/>
      <text:p text:style-name="P15">Faire le différence entre le couplage temporel et decouplage temporel.</text:p>
      <text:p text:style-name="P28"/>
      <text:p text:style-name="P15"/>
      <text:p text:style-name="P15">Acetate 12 2h +51min</text:p>
      <text:p text:style-name="P15"/>
      <text:p text:style-name="P15">exemple de couloir est séparé</text:p>
      <text:p text:style-name="P14"/>
      <text:p text:style-name="P15">Reception du docuement quand il y a un échange entre un acteur interne et externes</text:p>
      <text:p text:style-name="P15">je mattend a sa.. *prof</text:p>
      <text:p text:style-name="P15"/>
      <text:p text:style-name="P15">Mefier des traitement parallèle! <text:s/>Pas d’activité avec plusieurs sorties. <text:s/>Et une activité avec plusieur entrée = activité trou noir, l’information disparaît!</text:p>
      <text:p text:style-name="P28"/>
      <text:p text:style-name="P15"/>
      <text:p text:style-name="P28">Jaime beaucoup plus voir un libellé sur le flux qu’un pictogramme document. (titre sur le flux)</text:p>
      <text:p text:style-name="P15"/>
      <text:p text:style-name="P15">Acetate 13, </text:p>
      <text:p text:style-name="P15">Livraison vient dun autre processus.</text:p>
      <text:p text:style-name="P15"/>
      <text:p text:style-name="P29">Ne pas mettre deux flux avec un titre ex : validé et anormal : Mettre une condition a la place! L’exemple validation montant facture est a pas faire.</text:p>
      <text:p text:style-name="P29"/>
      <text:p text:style-name="P16">Condition temporel Date paiement cheque tant que la date ne survient pas, preparer cheque ne peut se faire.</text:p>
      <text:p text:style-name="P16"/>
      <text:p text:style-name="P16">Chemin bizarre :</text:p>
      <text:p text:style-name="P16">facture en anomalie : il va vers adjoint controleur</text:p>
      <text:p text:style-name="P16"/>
      <text:p text:style-name="P16">Manque un entreposage pour les facture en anomalie.</text:p>
      <text:p text:style-name="P16"/>
      <text:p text:style-name="P16">3 rôle qui font la meme chose : faite moi pas 3 swimlane. 1 seul swimlane avec les 3 rôle dedans! , sa cest cool;</text:p>
      <text:p text:style-name="P16"/>
      <text:p text:style-name="P16">rôle A B C action 1 2 3</text:p>
      <text:p text:style-name="P16">et rôle A fait laction 4 tout seul</text:p>
      <text:p text:style-name="P16">1 swimlane avec A B C</text:p>
      <text:p text:style-name="P16">et simlane 2 avec l’ativité spécifique.</text:p>
      <text:p text:style-name="P16"/>
      <text:p text:style-name="P17"><text:soft-page-break/>Question : Il y a des connecteurs vers d’autre processus dans l’Exemple on doit faire sa?</text:p>
      <text:p text:style-name="P17">FAITE PAS SA. *prof.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8:06:21.967554825</meta:creation-date>
    <dc:date>2019-02-05T21:13:42.867688342</dc:date>
    <meta:editing-duration>PT3M9S</meta:editing-duration>
    <meta:editing-cycles>1</meta:editing-cycles>
    <meta:document-statistic meta:table-count="0" meta:image-count="0" meta:object-count="0" meta:page-count="11" meta:paragraph-count="280" meta:word-count="2720" meta:character-count="16360" meta:non-whitespace-character-count="13876"/>
    <meta:generator>LibreOffice/6.0.3.2$Linux_X86_64 LibreOffice_project/00m0$Build-2</meta:generator>
  </office:meta>
</office:document-meta>
</file>